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8pt"/>
    </style:style>
    <style:style style:name="co2" style:family="table-column">
      <style:table-column-properties fo:break-before="auto" style:column-width="300.19pt"/>
    </style:style>
    <style:style style:name="co3" style:family="table-column">
      <style:table-column-properties fo:break-before="auto" style:column-width="233.8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98.5pt" fo:break-before="auto" style:use-optimal-row-height="true"/>
    </style:style>
    <style:style style:name="ro6" style:family="table-row">
      <style:table-row-properties style:row-height="289.56pt" fo:break-before="auto" style:use-optimal-row-height="true"/>
    </style:style>
    <style:style style:name="ro7" style:family="table-row">
      <style:table-row-properties style:row-height="170.11pt" fo:break-before="auto" style:use-optimal-row-height="true"/>
    </style:style>
    <style:style style:name="ro8" style:family="table-row">
      <style:table-row-properties style:row-height="351.01pt" fo:break-before="auto" style:use-optimal-row-height="true"/>
    </style:style>
    <style:style style:name="ro9" style:family="table-row">
      <style:table-row-properties style:row-height="134.31pt" fo:break-before="auto" style:use-optimal-row-height="true"/>
    </style:style>
    <style:style style:name="ro10" style:family="table-row">
      <style:table-row-properties style:row-height="86.54pt" fo:break-before="auto" style:use-optimal-row-height="tru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515.6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6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 table:print-ranges="'Code Information'.A2:'Code Information'.B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3" table:number-columns-repeated="60" table:default-cell-style-name="ce1"/>
        <table:table-row table:style-name="ro1">
          <table:table-cell office:value-type="string" calcext:value-type="string">
            <text:p>Column_1</text:p>
          </table:table-cell>
          <table:table-cell table:style-name="ce3" office:value-type="string" calcext:value-type="string">
            <text:p>Column_2</text:p>
          </table:table-cell>
          <table:table-cell table:style-name="ce1" office:value-type="string" calcext:value-type="string">
            <text:p>Column_3</text:p>
          </table:table-cell>
          <table:table-cell table:style-name="ce1" office:value-type="string" calcext:value-type="string">
            <text:p>Column_4</text:p>
          </table:table-cell>
          <table:table-cell office:value-type="string" calcext:value-type="string">
            <text:p>Column_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pplicable Codes:</text:p>
          </table:table-cell>
          <table:table-cell table:style-name="ce3"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17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15</text:p>
            <text:p>• (WI Commercial Building Code Chapter 365)</text:p>
          </table:table-cell>
          <table:table-cell table:style-name="ce1" table:number-columns-repeated="2"/>
          <table:table-cell table:number-columns-repeated="60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Yes, NFPA 13 Sprinkler throughout project (R-2)</text:p>
          </table:table-cell>
          <table:table-cell/>
          <table:table-cell table:style-name="ce1" office:value-type="string" calcext:value-type="string">
            <text:p><text:a xlink:href="https://up.codes/viewer/wyoming/ibc-2015/chapter/9/fire-protection-systems#903.2.8" xlink:type="simple">https://up.codes/viewer/wyoming/ibc-2015/chapter/9/fire-protection-systems#903.2.8</text:a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table:style-name="ce3" office:value-type="string" calcext:value-type="string">
            <text:p>New</text:p>
          </table:table-cell>
          <table:table-cell table:style-name="ce1"/>
          <table:table-cell table:style-name="ce1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1st-3rd Floors: 310.4 Residential Group R-2</text:p>
            <text:p>Basement Parking: Low-Hazard Storage, Group S-2</text:p>
            <text:p>1<text:span text:style-name="T1">st</text:span> Floor Common Area: A-2</text:p>
          </table:table-cell>
          <table:table-cell/>
          <table:table-cell table:style-name="ce1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Section 420 Groups R-2</text:p>
            <text:p>  • fire partitions in accordance with Section 708</text:p>
            <text:p>  • horizontal assemblies in accordance with Section 711.</text:p>
          </table:table-cell>
          <table:table-cell table:style-name="ce1" table:number-columns-repeated="2"/>
          <table:table-cell table:number-columns-repeated="60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table:style-name="ce3" office:value-type="string" calcext:value-type="string">
            <text:p>Type-VB</text:p>
          </table:table-cell>
          <table:table-cell table:style-name="ce1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able 504.4a, Allowable Number Of Stories Above Grade Plane</text:p>
          </table:table-cell>
          <table:table-cell office:value-type="string" calcext:value-type="string">
            <text:p>R-2 (sprinklered):</text:p>
            <text:p>  • Actual: 3</text:p>
            <text:p>  • Allowed: 3</text:p>
            <text:p>S-2(sprinklered):</text:p>
            <text:p>  • Actual: 1</text:p>
            <text:p>  • Allowed: 2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506.2 Allowable Area Determination</text:p>
            <text:p>&amp;</text:p>
            <text:p>506.3 Frontage Increase:</text:p>
          </table:table-cell>
          <table:table-cell office:value-type="string" calcext:value-type="string">
            <text:p>Facing North:</text:p>
            <text:p>  • 174ft (60ft to R.O.W)</text:p>
            <text:p>Facing East:</text:p>
            <text:p>  • 145 (60ft to R.O.W)</text:p>
            <text:p>Facing South:</text:p>
            <text:p>  • 73ft (6ft to P.L.)</text:p>
            <text:p>  • 33ft (117ft to P.L)</text:p>
            <text:p>  • 73ft (6ft to P.L.)</text:p>
            <text:p>Facing West:</text:p>
            <text:p>  • 145Ft (13ft to P.L.)</text:p>
            <text:p/>
            <text:p>For R-2</text:p>
            <text:p>  • Allowable area per floor:  23,082sf (w/ Frontage Increase)</text:p>
            <text:p>    • Actual</text:p>
            <text:p>      • 1<text:span text:style-name="T1">st</text:span> Floor:20,889sf</text:p>
            <text:p>      • 2<text:span text:style-name="T1">nd</text:span> Floor:22,879sf</text:p>
            <text:p>      • 3<text:span text:style-name="T1">rd</text:span> Floor: 22,957sf</text:p>
            <text:p>    • Total allowable area:69,246sf</text:p>
            <text:p>      • Actual: 66,725sf</text:p>
            <text:p>For S-2</text:p>
            <text:p>  • Type 1B (316,000 w/o Frontage Increase)</text:p>
            <text:p>    • Actual: 29,041sf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table:style-name="ce4"/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8.4 Separated Occupanc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510.4 Parking Beneath Group R</text:p>
          </table:table-cell>
          <table:table-cell office:value-type="string" calcext:value-type="string">
            <text:p>2hr Floor separation between R-2 and S-2</text:p>
          </table:table-cell>
          <table:table-cell table:style-name="ce1" office:value-type="string" calcext:value-type="string">
            <text:p>Where a maximum one story above grade plane Group S-2 parking garage, enclosed or open, or combination thereof, of Type I construction or open of Type IV construction, with grade entrance, is provided under a building of Group R, the number of stories to be used in determining the minimum type of construction shall be measured from the floor above such a parking area. The floor assembly between the parking garage and the Group R above shall comply with the type of construction required for the parking garage and shall also provide a fire resistance rating not less than the mixed occupancy separation required in Section 508.4.</text:p>
          </table:table-cell>
          <table:table-cell table:style-name="ce1" office:value-type="string" calcext:value-type="string">
            <text:p><text:a xlink:href="https://up.codes/viewer/wyoming/ibc-2015/chapter/5/general-building-heights-and-areas#510.4" xlink:type="simple">https://up.codes/viewer/wyoming/ibc-2015/chapter/5/general-building-heights-and-areas#510.4</text:a>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Table 602 Fire-resistance Rating Requirements For Exterior Walls Based On Fire Separation Distance:</text:p>
          </table:table-cell>
          <table:table-cell table:style-name="ce3" office:value-type="string" calcext:value-type="string">
            <text:p>For Type VB</text:p>
            <text:p>  Structural Frame: 0 hr</text:p>
            <text:p>  Bearing Walls- exterior: 0 hr</text:p>
            <text:p>  Bearing Walls-interior: 0 hr</text:p>
            <text:p>  Non-bearing walls-exterior - </text:p>
            <text:p>  Fire Separation Distance</text:p>
            <text:p>      • X &lt; 5c = 1 hr</text:p>
            <text:p>      • 5 ≤ X ≤ 10 = 1 hr</text:p>
            <text:p>      • 10 ≤ X ≤ 30 = 0 hr</text:p>
            <text:p>      • X ≥ 30 = 0 hr</text:p>
            <text:p>  Non-bearing walls-interior: 0 hr</text:p>
            <text:p>  Floor Construction: 0 hr</text:p>
            <text:p>  Roof Construction: 0 hr</text:p>
            <text:p/>
            <text:p><text:span text:style-name="T2">For Type 1B</text:span></text:p>
            <text:p><text:span text:style-name="T2">  Structural Frame: 2 hr</text:span></text:p>
            <text:p><text:span text:style-name="T2">  Bearing Walls- exterior: 2 hr</text:span></text:p>
            <text:p><text:span text:style-name="T2">  Bearing Walls-interior: 2 hr</text:span></text:p>
            <text:p><text:span text:style-name="T2">  Non-bearing walls-exterior - </text:span></text:p>
            <text:p><text:span text:style-name="T2">  Fire Separation Distance</text:span></text:p>
            <text:p><text:span text:style-name="T2">      • X &lt; 5c = 1 hr</text:span></text:p>
            <text:p><text:span text:style-name="T2">      • 5 = X&lt; 10 = 1 hr</text:span></text:p>
            <text:p><text:span text:style-name="T2">      • 10 = X&lt; 30 = 1 hr</text:span></text:p>
            <text:p><text:span text:style-name="T2">      • X = 30 = 0 hr</text:span></text:p>
            <text:p><text:span text:style-name="T2">  Non-bearing walls-interior: 0 hr</text:span></text:p>
            <text:p><text:span text:style-name="T2">  Floor Construction: 2 hr</text:span></text:p>
            <text:p><text:span text:style-name="T2">  Roof Construction: 1.5 hr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708.3 Fire-Resistance Rating</text:p>
          </table:table-cell>
          <table:table-cell office:value-type="string" calcext:value-type="string">
            <text:p>Corridors: 1/2hr rated</text:p>
            <text:p>Between Dwelling Units: 1/2hr rated</text:p>
          </table:table-cell>
          <table:table-cell office:value-type="string" calcext:value-type="string">
            <text:p>Exceptions:</text:p>
            <text:p/>
            <text:p>1. Corridor walls permitted to have a 1/2-hour fire-resistance rating by Table 1020.1.</text:p>
            <text:p/>
            <text:p>2. Dwelling unit and sleeping unit separations in buildings of Type IIB, IIIB and VB construction shall have fire-resistance ratings of not less than 1/2 hour in building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08.3" xlink:type="simple">https://up.codes/viewer/wyoming/ibc-2015/chapter/7/fire-and-smoke-protection-features#708.3</text:a></text:p>
          </table:table-cell>
          <table:table-cell table:number-columns-repeated="60"/>
        </table:table-row>
        <table:table-row table:style-name="ro10">
          <table:table-cell office:value-type="string" calcext:value-type="string">
            <text:p>711.2.4.3 Dwelling Units and Sleeping Units</text:p>
          </table:table-cell>
          <table:table-cell office:value-type="string" calcext:value-type="string">
            <text:p>Between Dwelling Units: 1/2hr rated</text:p>
          </table:table-cell>
          <table:table-cell office:value-type="string" calcext:value-type="string">
            <text:p>Exception: Horizontal assemblies separating dwelling units and sleeping units shall be not less than 1/2-hour fire-resistance-rated construction in a building of Type IIB, IIIB and VB construction, where the building i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11.2.4.3" xlink:type="simple">https://up.codes/viewer/wyoming/ibc-2015/chapter/7/fire-and-smoke-protection-features#711.2.4.3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tion 1020 Corridors</text:p>
          </table:table-cell>
          <table:table-cell office:value-type="string" calcext:value-type="string">
            <text:p>Corridors: 1/2hr rated</text:p>
          </table:table-cell>
          <table:table-cell office:value-type="string" calcext:value-type="string">
            <text:p>½ rated with automatic sprinkler system</text:p>
          </table:table-cell>
          <table:table-cell table:style-name="ce1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1006.2.1 Egress Based on Occupant Load and Common Path of Egress Travel Distance:</text:p>
          </table:table-cell>
          <table:table-cell table:style-name="ce3" office:value-type="string" calcext:value-type="string">
            <text:p>For R-2</text:p>
            <text:p>  Maximum Common Path with Sprinkler System: 125ft</text:p>
            <text:p>  Maximum Occupant Load Of Space With One Exit: 49</text:p>
            <text:p><text:span text:style-name="T2">For S-2</text:span></text:p>
            <text:p><text:span text:style-name="T2">  Maximum Common Path with Sprinkler System: 100ft</text:span></text:p>
            <text:p><text:span text:style-name="T2">  Maximum Occupant Load Of Space With One Exit: 29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60"/>
        </table:table-row>
        <table:table-row table:style-name="ro11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For R-2: 250 (w/sprinkler)</text:p>
            <text:p>For S-2: 400 (w/sprinkler)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50ft</text:p>
          </table:table-cell>
          <table:table-cell/>
          <table:table-cell table:style-name="ce1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Table 906.3(1) Fire Extinguishers For Class A Fire Hazards </text:p>
          </table:table-cell>
          <table:table-cell table:style-name="ce3" office:value-type="string" calcext:value-type="string">
            <text:p>Type 2-A: </text:p>
            <text:p>      • (everywhere except kitchen)</text:p>
            <text:p>      • Maximum Floor Area Per Unit of A: 3,000sf</text:p>
            <text:p>      • Maximum floor area for extinguisher: 11,250sf</text:p>
            <text:p>      • Maximum Distance to Extinguisher: 75ft</text:p>
            <text:p>      • Hazard Classification: Ordinary (Low)</text:p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fc-2015/chapter/9/fire-protection-systems#906.3.1" xlink:type="simple">https://up.codes/viewer/wyoming/ifc-2015/chapter/9/fire-protection-systems#906.3.1</text:a>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2902.1 Minimum Number of Fixtures</text:p>
          </table:table-cell>
          <table:table-cell table:style-name="ce3" office:value-type="string" calcext:value-type="string">
            <text:p>Classification &amp; Occupancy: </text:p>
            <text:p/>
            <text:p>---</text:p>
            <text:p/>
            <text:p>R-2</text:p>
            <text:p>  • Water Closets: 1 per dwelling</text:p>
            <text:p>    • (Required/Provided) 71/88</text:p>
            <text:p>  • Lavatories: 1 per dwelling</text:p>
            <text:p>    • (Required/Provided) 71/88</text:p>
            <text:p/>
            <text:p>---</text:p>
            <text:p/>
            <text:p> A-2 (44 occupants)</text:p>
            <text:p>  • Water Closets: 1 per 75</text:p>
            <text:p>      • Women: .29</text:p>
            <text:p>      • Men: .29</text:p>
            <text:p>  • Lavatories: 1 per 75</text:p>
            <text:p>      • Women: .29</text:p>
            <text:p>      • Men: .29</text:p>
            <text:p/>
            <text:p>---</text:p>
            <text:p/>
            <text:p>S-2 (128 occupants)</text:p>
            <text:p>  •   • Water Closets: 1 per 100</text:p>
            <text:p>      • Women: .64</text:p>
            <text:p>      • Men: .64</text:p>
            <text:p>Lavatories: 1 per 100</text:p>
            <text:p>      • Women: .64</text:p>
            <text:p>      • Men: .64</text:p>
            <text:p/>
            <text:p>---</text:p>
            <text:p/>
            <text:p>A-2 &amp; S-2 Combined</text:p>
            <text:p>  • Water Closets: 1 per 100</text:p>
            <text:p>      • Women: 1</text:p>
            <text:p>      • Men: 1</text:p>
            <text:p>  • Lavatories: 1 per 100</text:p>
            <text:p>      • Women: 1</text:p>
            <text:p>      • Men: 1</text:p>
            <text:p/>
            <text:p/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60"/>
        </table:table-row>
        <table:table-row table:style-name="ro13" table:number-rows-repeated="3">
          <table:table-cell table:number-columns-repeated="3"/>
          <table:table-cell table:style-name="ce1"/>
          <table:table-cell table:number-columns-repeated="60"/>
        </table:table-row>
        <table:table-row table:style-name="ro14">
          <table:table-cell table:number-columns-repeated="2"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1"/>
          <table:table-cell table:number-columns-repeated="60"/>
        </table:table-row>
        <table:table-row table:style-name="ro13" table:number-rows-repeated="2">
          <table:table-cell table:number-columns-repeated="3"/>
          <table:table-cell table:style-name="ce1"/>
          <table:table-cell table:number-columns-repeated="60"/>
        </table:table-row>
        <table:table-row table:style-name="ro11">
          <table:table-cell table:number-columns-repeated="2"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1"/>
          <table:table-cell table:number-columns-repeated="60"/>
        </table:table-row>
        <table:table-row table:style-name="ro13" table:number-rows-repeated="1048547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1224pt" style:shadow="none" style:first-page-number="continu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3:44:04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15T13:58:25.601000000</dc:date>
    <meta:editing-duration>P2DT30M18S</meta:editing-duration>
    <meta:editing-cycles>55</meta:editing-cycles>
    <meta:generator>LibreOffice/6.3.2.2$Windows_X86_64 LibreOffice_project/98b30e735bda24bc04ab42594c85f7fd8be07b9c</meta:generator>
    <meta:print-date>2019-09-20T12:43:04.947000000</meta:print-date>
    <meta:document-statistic meta:table-count="1" meta:cell-count="72" meta:object-count="0"/>
  </office:meta>
</office:document-meta>
</file>